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355e00" draw:marker-start-width="0.245cm" draw:marker-end-width="0.245cm" draw:fill="solid" draw:fill-color="#355e00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dash" draw:stroke-dash="Ultrafine_20_Dashe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1.25cm" fo:padding-top="0.125cm" fo:padding-bottom="0.125cm" fo:padding-left="0.25cm" fo:padding-right="0.25cm"/>
    </style:style>
    <style:style style:name="gr5" style:family="graphic" style:parent-style-name="standard">
      <style:graphic-properties draw:stroke="solid" draw:stroke-dash="Ultrafine_20_Dashed" svg:stroke-width="0.03cm" svg:stroke-color="#800000" draw:marker-start-width="0.245cm" draw:marker-end-width="0.245cm" draw:fill="solid" draw:fill-color="#ffff99" draw:textarea-vertical-align="middle" fo:min-height="1.313cm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.03cm" svg:stroke-color="#800000" draw:marker-start-width="0.245cm" draw:marker-end-width="0.245cm" draw:fill="solid" draw:fill-color="#ffff99" draw:textarea-vertical-align="middle" fo:min-height="2.805cm" fo:padding-top="0.125cm" fo:padding-bottom="0.125cm" fo:padding-left="0.25cm" fo:padding-right="0.25cm"/>
    </style:style>
    <style:style style:name="gr7" style:family="graphic" style:parent-style-name="standard">
      <style:graphic-properties svg:stroke-width="0.03cm" svg:stroke-color="#800000" draw:marker-start="Arrowheads_20_1" draw:marker-start-width="0.245cm" draw:marker-end="Arrowheads_20_1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800000" draw:marker-start="Arrowheads_20_1" draw:marker-start-width="0.245cm" draw:marker-end="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00000" draw:marker-start="Arrowheads_20_1" draw:marker-start-width="0.245cm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800000" draw:marker-start-width="0.245cm" draw:marker-end="Arrowheads_20_1" draw:marker-end-width="0.245cm" draw:fill="solid" draw:fill-color="#ffff99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Fine_20_Dashed" svg:stroke-color="#008000" draw:fill="solid" draw:fill-color="#ffff99" draw:opacity="20%" draw:textarea-horizontal-align="left" draw:textarea-vertical-align="top" draw:auto-grow-height="false" fo:min-height="0cm" fo:min-width="0cm" fo:wrap-option="no-wrap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'" style:font-style-name="Book" style:font-family-generic="swiss" style:font-pitch="variable" fo:font-size="16pt" style:font-size-asian="18pt" style:font-size-complex="18pt"/>
    </style:style>
    <style:style style:name="P3" style:family="paragraph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family="'DejaVu Sans'" style:font-style-name="Book" style:font-family-generic="swiss" style:font-pitch="variable" fo:font-size="16pt" style:font-size-asian="18pt" style:font-size-complex="18pt"/>
    </style:style>
    <style:style style:name="P5" style:family="paragraph">
      <style:paragraph-properties fo:text-align="center"/>
      <style:text-properties fo:color="#355e00" fo:font-family="'DejaVu Sans'" style:font-family-generic="swiss" style:font-pitch="variable" fo:font-size="14pt" fo:font-style="italic" fo:font-weight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355e00" fo:font-family="'DejaVu Sans'" style:font-family-generic="swiss" style:font-pitch="variable" fo:font-size="14pt" fo:font-style="italic" fo:font-weight="normal" style:font-size-asian="16pt" style:font-size-complex="16pt"/>
    </style:style>
    <style:style style:name="T1" style:family="text">
      <style:text-properties fo:color="#ffffff" fo:font-family="'DejaVu Sans'" style:font-style-name="Book" style:font-family-generic="swiss" style:font-pitch="variable" fo:font-size="16pt" style:font-size-asian="18pt" style:font-size-complex="18pt"/>
    </style:style>
    <style:style style:name="T2" style:family="text">
      <style:text-properties fo:font-family="'DejaVu Sans'" style:font-style-name="Book" style:font-family-generic="swiss" style:font-pitch="variable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family="'DejaVu Sans'" style:font-style-name="Book" style:font-family-generic="swiss" style:font-pitch="variable" fo:font-size="18pt" style:font-size-asian="18pt" style:font-size-complex="18pt"/>
    </style:style>
    <style:style style:name="T4" style:family="text">
      <style:text-properties fo:color="#0000ff" fo:font-family="'DejaVu Sans'" style:font-style-name="Book" style:font-family-generic="swiss" style:font-pitch="variable" fo:font-size="18pt" style:font-size-asian="18pt" style:font-size-complex="18pt"/>
    </style:style>
    <style:style style:name="T5" style:family="text">
      <style:text-properties fo:color="#0000ff" fo:font-family="'DejaVu Sans Mono'" style:font-family-generic="swiss" style:font-pitch="fixed" fo:font-size="18pt" style:font-size-asian="14pt" style:font-size-complex="14pt"/>
    </style:style>
    <style:style style:name="T6" style:family="text">
      <style:text-properties fo:font-family="'DejaVu Sans'" style:font-style-name="Book" style:font-family-generic="swiss" style:font-pitch="variable" fo:font-size="18pt" style:text-underline-style="none" style:font-size-asian="18pt" style:font-size-complex="18pt"/>
    </style:style>
    <style:style style:name="T7" style:family="text">
      <style:text-properties fo:color="#355e00" fo:font-family="'DejaVu Sans'" style:font-family-generic="swiss" style:font-pitch="variable" fo:font-size="14pt" fo:font-style="italic" fo:font-weight="normal"/>
    </style:style>
    <style:style style:name="T8" style:family="text">
      <style:text-properties fo:color="#355e00" fo:font-family="'DejaVu Sans'" style:font-family-generic="swiss" style:font-pitch="variable" fo:font-size="14pt" fo:font-style="italic" fo:font-weight="normal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04cm" svg:height="1.235cm" svg:x="0.5cm" svg:y="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03cm" svg:height="1.235cm" svg:x="11.5cm" svg:y="10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04cm" svg:height="1.235cm" svg:x="4.5cm" svg:y="10.26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04cm" svg:height="1.235cm" svg:x="12.296cm" svg:y="7.26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id="id2" draw:layer="layout" svg:width="5.469cm" svg:height="1.725cm" svg:x="6.5cm" svg:y="6.775cm">
          <draw:text-box draw:corner-radius="0.4cm">
            <text:p><text:span text:style-name="T2">Tool</text:span></text:p>
            <text:p><text:span text:style-name="T3">Qt Linguist</text:span></text:p>
          </draw:text-box>
        </draw:frame>
        <draw:frame draw:style-name="gr3" draw:text-style-name="P3" draw:id="id3" draw:layer="layout" svg:width="13.997cm" svg:height="1.725cm" svg:x="6.5cm" svg:y="1.5cm">
          <draw:text-box>
            <text:p><text:span text:style-name="T2">Code</text:span></text:p>
            <text:p><text:span text:style-name="T4">l</text:span><text:span text:style-name="T5">abel-&gt;setText(tr("Greeting"));</text:span></text:p>
          </draw:text-box>
        </draw:frame>
        <draw:frame draw:style-name="gr3" draw:text-style-name="P3" draw:id="id4" draw:layer="layout" svg:width="3.3cm" svg:height="1.725cm" svg:x="1.2cm" svg:y="3.275cm">
          <draw:text-box draw:corner-radius="0.4cm">
            <text:p><text:span text:style-name="T2">Tool</text:span></text:p>
            <text:p><text:span text:style-name="T3">lupdate</text:span></text:p>
          </draw:text-box>
        </draw:frame>
        <draw:frame draw:style-name="gr4" draw:text-style-name="P3" draw:id="id5" draw:layer="layout" svg:width="13.997cm" svg:height="2.462cm" svg:x="6.503cm" svg:y="4.038cm">
          <draw:text-box>
            <text:p><text:span text:style-name="T2">Project File (app.pro)</text:span></text:p>
            <text:p><text:span text:style-name="T5">TRANSLATIONS += app_de.ts</text:span></text:p>
            <text:p><text:span text:style-name="T5">CODECFORTR = UTF-8</text:span></text:p>
          </draw:text-box>
        </draw:frame>
        <draw:frame draw:style-name="gr3" draw:text-style-name="P3" draw:id="id1" draw:layer="layout" svg:width="4.4cm" svg:height="1.725cm" svg:x="0.1cm" svg:y="6.5cm">
          <draw:text-box draw:corner-radius="0.4cm">
            <text:p><text:span text:style-name="T2">TS File</text:span></text:p>
            <text:p><text:span text:style-name="T6">app_de.ts</text:span></text:p>
          </draw:text-box>
        </draw:frame>
        <draw:frame draw:style-name="gr5" draw:text-style-name="P3" draw:id="id6" draw:layer="layout" svg:width="3.1cm" svg:height="1.725cm" svg:x="1.399cm" svg:y="9.3cm">
          <draw:text-box draw:corner-radius="0.4cm">
            <text:p><text:span text:style-name="T2">Tool</text:span></text:p>
            <text:p><text:span text:style-name="T6">lrelease</text:span></text:p>
          </draw:text-box>
        </draw:frame>
        <draw:frame draw:style-name="gr3" draw:text-style-name="P3" draw:id="id7" draw:layer="layout" svg:width="4.5cm" svg:height="1.725cm" svg:x="0.099cm" svg:y="12.173cm">
          <draw:text-box draw:corner-radius="0.4cm">
            <text:p><text:span text:style-name="T2">QM File</text:span></text:p>
            <text:p><text:span text:style-name="T6">app_de.qm</text:span></text:p>
          </draw:text-box>
        </draw:frame>
        <draw:frame draw:style-name="gr6" draw:text-style-name="P3" draw:id="id8" draw:layer="layout" svg:width="14cm" svg:height="3.199cm" svg:x="6.8cm" svg:y="11.447cm">
          <draw:text-box>
            <text:p><text:span text:style-name="T2">Code</text:span></text:p>
            <text:p><text:span text:style-name="T5">QTranslator translator;</text:span></text:p>
            <text:p><text:span text:style-name="T5">translator.load("app_de");</text:span></text:p>
            <text:p><text:span text:style-name="T5">app.installTranslator(&amp;translator);</text:span></text:p>
          </draw:text-box>
        </draw:frame>
        <draw:connector draw:style-name="gr7" draw:text-style-name="P4" draw:layer="layout" draw:type="curve" svg:x1="4.5cm" svg:y1="7.362cm" svg:x2="6.5cm" svg:y2="7.637cm" draw:start-shape="id1" draw:start-glue-point="1" draw:end-shape="id2" svg:d="m4500 7362c1500 0 500 275 2000 275">
          <text:p/>
        </draw:connector>
        <draw:connector draw:style-name="gr8" draw:text-style-name="P4" draw:layer="layout" draw:type="curve" svg:x1="6.5cm" svg:y1="2.362cm" svg:x2="4.5cm" svg:y2="4.137cm" draw:start-shape="id3" draw:start-glue-point="3" draw:end-shape="id4" draw:end-glue-point="1" svg:d="m6500 2362c-1500 0-500 1775-2000 1775">
          <text:p/>
        </draw:connector>
        <draw:connector draw:style-name="gr9" draw:text-style-name="P4" draw:layer="layout" draw:type="curve" svg:x1="6.503cm" svg:y1="5.269cm" svg:x2="4.5cm" svg:y2="4.137cm" draw:start-shape="id5" draw:start-glue-point="3" draw:end-shape="id4" draw:end-glue-point="1" svg:d="m6503 5269c-1501 0-500-1132-2003-1132">
          <text:p/>
        </draw:connector>
        <draw:connector draw:style-name="gr10" draw:text-style-name="P4" draw:layer="layout" draw:type="curve" svg:x1="2.85cm" svg:y1="5cm" svg:x2="2.3cm" svg:y2="6.5cm" draw:start-shape="id4" draw:start-glue-point="2" draw:end-shape="id1" draw:end-glue-point="0" svg:d="m2850 5000c0 1125-550 375-550 1500">
          <text:p/>
        </draw:connector>
        <draw:connector draw:style-name="gr8" draw:text-style-name="P4" draw:layer="layout" draw:type="curve" svg:x1="2.3cm" svg:y1="8.225cm" svg:x2="2.949cm" svg:y2="9.3cm" draw:start-shape="id1" draw:start-glue-point="2" draw:end-shape="id6" svg:d="m2300 8225c0 807 649 270 649 1075">
          <text:p/>
        </draw:connector>
        <draw:connector draw:style-name="gr10" draw:text-style-name="P4" draw:layer="layout" draw:type="curve" svg:x1="2.949cm" svg:y1="11.025cm" svg:x2="2.349cm" svg:y2="12.173cm" draw:start-shape="id6" draw:start-glue-point="2" draw:end-shape="id7" draw:end-glue-point="0" svg:d="m2949 11025c0 861-600 287-600 1148">
          <text:p/>
        </draw:connector>
        <draw:connector draw:style-name="gr10" draw:text-style-name="P4" draw:layer="layout" draw:type="curve" svg:x1="6.8cm" svg:y1="13.046cm" svg:x2="4.599cm" svg:y2="13.035cm" draw:start-shape="id8" draw:start-glue-point="3" draw:end-shape="id7" draw:end-glue-point="1" svg:d="m6800 13046c-1650 0-550-11-2201-11">
          <text:p/>
        </draw:connector>
        <draw:custom-shape draw:style-name="gr11" draw:text-style-name="P5" draw:layer="layout" svg:width="5.499cm" svg:height="0.999cm" svg:x="14.501cm" svg:y="7cm">
          <text:p text:style-name="P1"><text:span text:style-name="T7">provide translation</text:span></text:p>
          <draw:enhanced-geometry svg:viewBox="0 0 21600 21600" draw:mirror-horizontal="false" draw:mirror-vertical="false" draw:type="line-callout-3" draw:modifiers="-4414.25454545455 14558.4 -977.890909090909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5.7cm" svg:height="1.001cm" svg:x="14.4cm" svg:y="9.7cm">
          <text:p text:style-name="P1"><text:span text:style-name="T7">load translation</text:span></text:p>
          <draw:enhanced-geometry svg:viewBox="0 0 21600 21600" draw:mirror-horizontal="false" draw:mirror-vertical="false" draw:type="line-callout-3" draw:modifiers="-5664.26942641642 15887.4251497006 -947.202245220137 11964.07185628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7" draw:layer="layout" svg:width="5.5cm" svg:height="1.29cm" svg:x="1.5cm" svg:y="0.21cm">
          <text:p text:style-name="P6"><text:span text:style-name="T8">extracts translations</text:span></text:p>
          <text:p text:style-name="P6"><text:span text:style-name="T8">updates ts file</text:span></text:p>
          <draw:enhanced-geometry svg:viewBox="0 0 21600 21600" draw:mirror-horizontal="false" draw:mirror-vertical="false" draw:type="line-callout-3" draw:modifiers="-1158.33484820942 36323.4701781565 -981.639701872387 9269.093725793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5" draw:layer="layout" svg:width="5.7cm" svg:height="1.001cm" svg:x="6.3cm" svg:y="9cm">
          <text:p text:style-name="P1"><text:span text:style-name="T7">compile translation</text:span></text:p>
          <draw:enhanced-geometry svg:viewBox="0 0 21600 21600" draw:mirror-horizontal="false" draw:mirror-vertical="false" draw:type="line-callout-3" draw:modifiers="-2663.53271355903 36840.7185628743 -947.202245220137 11964.07185628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5T10:39:09</meta:creation-date>
    <dc:date>2010-08-22T11:26:58</dc:date>
    <meta:editing-duration>PT00H37M27S</meta:editing-duration>
    <meta:editing-cycles>8</meta:editing-cycles>
    <meta:generator>OpenOffice.org/3.2$Unix OpenOffice.org_project/320m19$Build-9505</meta:generator>
    <dc:creator>Alan Ezust</dc:creator>
    <meta:document-statistic meta:object-count="23"/>
  </office:meta>
</office:document-meta>
</file>